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803cm" fo:break-before="auto" style:use-optimal-row-height="true"/>
    </style:style>
    <style:style style:name="ro5" style:family="table-row">
      <style:table-row-properties style:row-height="0.42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5">
      <style:table-cell-properties fo:border="0.06pt solid #000000"/>
    </style:style>
    <style:style style:name="ce9" style:family="table-cell" style:parent-style-name="Default">
      <style:text-properties style:font-name="Arial" style:font-name-asian="SimSun" style:font-name-complex="Lucida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1" table:number-rows-spanned="3">
            <text:p>PS</text:p>
          </table:table-cell>
          <table:table-cell table:style-name="ce1" office:value-type="string" calcext:value-type="string" table:number-columns-spanned="1" table:number-rows-spanned="3">
            <text:p>GA</text:p>
          </table:table-cell>
          <table:table-cell table:style-name="ce1" office:value-type="string" calcext:value-type="string" table:number-columns-spanned="4" table:number-rows-spanned="1">
            <text:p>FCP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VCP</text:p>
          </table:table-cell>
          <table:covered-table-cell table:number-columns-repeated="3" table:style-name="ce1"/>
          <table:table-cell table:style-name="ce1" table:number-columns-repeated="1013"/>
        </table:table-row>
        <table:table-row table:style-name="ro2">
          <table:table-cell table:style-name="ce1"/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Powe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we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ime</text:p>
          </table:table-cell>
          <table:covered-table-cell table:style-name="ce1"/>
          <table:table-cell table:style-name="ce1" table:number-columns-repeated="1013"/>
        </table:table-row>
        <table:table-row table:style-name="ro2">
          <table:table-cell table:style-name="ce1"/>
          <table:covered-table-cell table:number-columns-repeated="2"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lloca_test</text:p>
          </table:table-cell>
          <table:table-cell table:style-name="ce6" office:value-type="float" office:value="4.96199999999999" calcext:value-type="float">
            <text:p>4,962</text:p>
          </table:table-cell>
          <table:table-cell office:value-type="float" office:value="6.07800000000001" calcext:value-type="float">
            <text:p>6,078</text:p>
          </table:table-cell>
          <table:table-cell office:value-type="float" office:value="1.308209089" calcext:value-type="float">
            <text:p>1,308209089</text:p>
          </table:table-cell>
          <table:table-cell table:style-name="ce9" office:value-type="float" office:value="3.731341283" calcext:value-type="float">
            <text:p>3,731341283</text:p>
          </table:table-cell>
          <table:table-cell table:style-name="ce9" office:value-type="float" office:value="0.004675" calcext:value-type="float">
            <text:p>0,004675</text:p>
          </table:table-cell>
          <table:table-cell table:style-name="ce9" office:value-type="float" office:value="0.019485" calcext:value-type="float">
            <text:p>0,019485</text:p>
          </table:table-cell>
          <table:table-cell office:value-type="float" office:value="1.30527064" calcext:value-type="float">
            <text:p>1,30527064</text:p>
          </table:table-cell>
          <table:table-cell table:style-name="ce9" office:value-type="float" office:value="4.041429908" calcext:value-type="float">
            <text:p>4,041429908</text:p>
          </table:table-cell>
          <table:table-cell table:style-name="ce9" office:value-type="float" office:value="0.004805" calcext:value-type="float">
            <text:p>0,004805</text:p>
          </table:table-cell>
          <table:table-cell office:value-type="float" office:value="0.017695" calcext:value-type="float">
            <text:p>0,01769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mm</text:p>
          </table:table-cell>
          <table:table-cell office:value-type="float" office:value="6.81679999999998" calcext:value-type="float">
            <text:p>6,8168</text:p>
          </table:table-cell>
          <table:table-cell office:value-type="float" office:value="8.59119999999998" calcext:value-type="float">
            <text:p>8,5912</text:p>
          </table:table-cell>
          <table:table-cell office:value-type="float" office:value="1.503715324" calcext:value-type="float">
            <text:p>1,503715324</text:p>
          </table:table-cell>
          <table:table-cell table:style-name="ce9" office:value-type="float" office:value="7.362768667" calcext:value-type="float">
            <text:p>7,362768667</text:p>
          </table:table-cell>
          <table:table-cell table:style-name="ce9" office:value-type="float" office:value="0.16744" calcext:value-type="float">
            <text:p>0,16744</text:p>
          </table:table-cell>
          <table:table-cell office:value-type="float" office:value="0.828875" calcext:value-type="float">
            <text:p>0,828875</text:p>
          </table:table-cell>
          <table:table-cell office:value-type="float" office:value="1.257034609" calcext:value-type="float">
            <text:p>1,257034609</text:p>
          </table:table-cell>
          <table:table-cell office:value-type="float" office:value="5.250082238" calcext:value-type="float">
            <text:p>5,250082238</text:p>
          </table:table-cell>
          <table:table-cell table:style-name="ce9" office:value-type="float" office:value="0.167015" calcext:value-type="float">
            <text:p>0,167015</text:p>
          </table:table-cell>
          <table:table-cell office:value-type="float" office:value="0.79355" calcext:value-type="float">
            <text:p>0,793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_int</text:p>
          </table:table-cell>
          <table:table-cell office:value-type="float" office:value="8.734" calcext:value-type="float">
            <text:p>8,734</text:p>
          </table:table-cell>
          <table:table-cell office:value-type="float" office:value="9.34560000000001" calcext:value-type="float">
            <text:p>9,3456</text:p>
          </table:table-cell>
          <table:table-cell office:value-type="float" office:value="1.840992988" calcext:value-type="float">
            <text:p>1,840992988</text:p>
          </table:table-cell>
          <table:table-cell office:value-type="float" office:value="11.313155849" calcext:value-type="float">
            <text:p>11,313155849</text:p>
          </table:table-cell>
          <table:table-cell office:value-type="float" office:value="0.326615" calcext:value-type="float">
            <text:p>0,326615</text:p>
          </table:table-cell>
          <table:table-cell office:value-type="float" office:value="4.474935" calcext:value-type="float">
            <text:p>4,474935</text:p>
          </table:table-cell>
          <table:table-cell office:value-type="float" office:value="1.775250883" calcext:value-type="float">
            <text:p>1,775250883</text:p>
          </table:table-cell>
          <table:table-cell office:value-type="float" office:value="8.633240955" calcext:value-type="float">
            <text:p>8,633240955</text:p>
          </table:table-cell>
          <table:table-cell office:value-type="float" office:value="0.33452" calcext:value-type="float">
            <text:p>0,33452</text:p>
          </table:table-cell>
          <table:table-cell office:value-type="float" office:value="1.621125" calcext:value-type="float">
            <text:p>1,621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7.90079999999999" calcext:value-type="float">
            <text:p>7,9008</text:p>
          </table:table-cell>
          <table:table-cell office:value-type="float" office:value="8.60440000000001" calcext:value-type="float">
            <text:p>8,6044</text:p>
          </table:table-cell>
          <table:table-cell office:value-type="float" office:value="1.636536617" calcext:value-type="float">
            <text:p>1,636536617</text:p>
          </table:table-cell>
          <table:table-cell office:value-type="float" office:value="10.343128821" calcext:value-type="float">
            <text:p>10,343128821</text:p>
          </table:table-cell>
          <table:table-cell office:value-type="float" office:value="0.18263" calcext:value-type="float">
            <text:p>0,18263</text:p>
          </table:table-cell>
          <table:table-cell office:value-type="float" office:value="0.86787" calcext:value-type="float">
            <text:p>0,86787</text:p>
          </table:table-cell>
          <table:table-cell office:value-type="float" office:value="1.429330832" calcext:value-type="float">
            <text:p>1,429330832</text:p>
          </table:table-cell>
          <table:table-cell office:value-type="float" office:value="7.134482073" calcext:value-type="float">
            <text:p>7,134482073</text:p>
          </table:table-cell>
          <table:table-cell office:value-type="float" office:value="0.186515" calcext:value-type="float">
            <text:p>0,186515</text:p>
          </table:table-cell>
          <table:table-cell office:value-type="float" office:value="0.60255" calcext:value-type="float">
            <text:p>0,6025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ha</text:p>
          </table:table-cell>
          <table:table-cell office:value-type="float" office:value="7.194" calcext:value-type="float">
            <text:p>7,194</text:p>
          </table:table-cell>
          <table:table-cell office:value-type="float" office:value="7.63279999999998" calcext:value-type="float">
            <text:p>7,6328</text:p>
          </table:table-cell>
          <table:table-cell office:value-type="float" office:value="1.519980709" calcext:value-type="float">
            <text:p>1,519980709</text:p>
          </table:table-cell>
          <table:table-cell office:value-type="float" office:value="6.245214321" calcext:value-type="float">
            <text:p>6,245214321</text:p>
          </table:table-cell>
          <table:table-cell office:value-type="float" office:value="0.022795" calcext:value-type="float">
            <text:p>0,022795</text:p>
          </table:table-cell>
          <table:table-cell office:value-type="float" office:value="0.20975" calcext:value-type="float">
            <text:p>0,20975</text:p>
          </table:table-cell>
          <table:table-cell office:value-type="float" office:value="1.487936644" calcext:value-type="float">
            <text:p>1,487936644</text:p>
          </table:table-cell>
          <table:table-cell office:value-type="float" office:value="5.579994913" calcext:value-type="float">
            <text:p>5,579994913</text:p>
          </table:table-cell>
          <table:table-cell office:value-type="float" office:value="0.02202" calcext:value-type="float">
            <text:p>0,02202</text:p>
          </table:table-cell>
          <table:table-cell office:value-type="float" office:value="0.20434" calcext:value-type="float">
            <text:p>0,20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ve</text:p>
          </table:table-cell>
          <table:table-cell office:value-type="float" office:value="6.2628" calcext:value-type="float">
            <text:p>6,2628</text:p>
          </table:table-cell>
          <table:table-cell office:value-type="float" office:value="7.83320000000001" calcext:value-type="float">
            <text:p>7,8332</text:p>
          </table:table-cell>
          <table:table-cell office:value-type="float" office:value="1.497406108" calcext:value-type="float">
            <text:p>1,497406108</text:p>
          </table:table-cell>
          <table:table-cell office:value-type="float" office:value="6.295859685" calcext:value-type="float">
            <text:p>6,295859685</text:p>
          </table:table-cell>
          <table:table-cell office:value-type="float" office:value="0.036545" calcext:value-type="float">
            <text:p>0,036545</text:p>
          </table:table-cell>
          <table:table-cell office:value-type="float" office:value="0.107505" calcext:value-type="float">
            <text:p>0,107505</text:p>
          </table:table-cell>
          <table:table-cell office:value-type="float" office:value="1.694279515" calcext:value-type="float">
            <text:p>1,694279515</text:p>
          </table:table-cell>
          <table:table-cell office:value-type="float" office:value="4.540770909" calcext:value-type="float">
            <text:p>4,540770909</text:p>
          </table:table-cell>
          <table:table-cell office:value-type="float" office:value="0.035315" calcext:value-type="float">
            <text:p>0,035315</text:p>
          </table:table-cell>
          <table:table-cell office:value-type="float" office:value="0.11164" calcext:value-type="float">
            <text:p>0,1116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9"/>
          <table:table-cell office:value-type="float" office:value="0.33452" calcext:value-type="float">
            <text:p>0,33452</text:p>
          </table:table-cell>
          <table:table-cell office:value-type="float" office:value="1.621125" calcext:value-type="float">
            <text:p>1,62112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Points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4.9620 <text:s text:c="3"/>6.07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dX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dY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es</text:p>
          </table:table-cell>
          <table:table-cell table:formula="of:=[.B14]*[.B15]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Avg Points per Die</text:p>
          </table:table-cell>
          <table:table-cell table:formula="of:=[.B13]/[.B16]" office:value-type="float" office:value="6" calcext:value-type="float">
            <text:p>6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Max Error</text:p>
          </table:table-cell>
          <table:table-cell table:formula="of:=(([.B16]-1)*[.B17]+1*ABS([.B17]-[.B13]))/[.B16]" office:value-type="float" office:value="11.88" calcext:value-type="float">
            <text:p>11,88</text:p>
          </table:table-cell>
          <table:table-cell/>
          <table:table-cell>
            <draw:frame table:end-cell-address="Foglio1.K40" table:end-x="0.819cm" table:end-y="0.388cm" draw:z-index="0" draw:style-name="gr1" draw:text-style-name="P1" svg:width="16.037cm" svg:height="9.222cm" svg:x="0.65cm" svg:y="0.185cm">
              <draw:object draw:notify-on-update-of-ranges="Foglio1.A21:Foglio1.A28 Foglio1.B20:Foglio1.B20 Foglio1.B21:Foglio1.B28 Foglio1.C20:Foglio1.C20 Foglio1.C21:Foglio1.C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/>
          <table:table-cell table:style-name="ce4" table:formula="of:=[.B1]" office:value-type="string" office:string-value="PS" calcext:value-type="string">
            <text:p>PS</text:p>
          </table:table-cell>
          <table:table-cell table:style-name="ce4" table:formula="of:=[.C1]" office:value-type="string" office:string-value="GA" calcext:value-type="string">
            <text:p>GA</text:p>
          </table:table-cell>
          <table:table-cell table:style-name="ce1" table:number-columns-repeated="1021"/>
        </table:table-row>
        <table:table-row table:style-name="ro2">
          <table:table-cell table:style-name="ce5" table:formula="of:=[.A4]" office:value-type="string" office:string-value="alloca_test" calcext:value-type="string">
            <text:p>alloca_test</text:p>
          </table:table-cell>
          <table:table-cell table:style-name="ce7" table:formula="of:=[.B4]/[.$B$18]" office:value-type="float" office:value="0.417676767676767" calcext:value-type="float">
            <text:p>0,4176767677</text:p>
          </table:table-cell>
          <table:table-cell table:style-name="ce7" table:formula="of:=[.C4]/[.$B$18]" office:value-type="float" office:value="0.511616161616162" calcext:value-type="float">
            <text:p>0,5116161616</text:p>
          </table:table-cell>
          <table:table-cell table:number-columns-repeated="1021"/>
        </table:table-row>
        <table:table-row table:style-name="ro2">
          <table:table-cell table:style-name="ce5" table:formula="of:=[.A5]" office:value-type="string" office:string-value="bmm" calcext:value-type="string">
            <text:p>bmm</text:p>
          </table:table-cell>
          <table:table-cell table:style-name="ce7" table:formula="of:=[.B5]/[.$B$18]" office:value-type="float" office:value="0.573804713804712" calcext:value-type="float">
            <text:p>0,5738047138</text:p>
          </table:table-cell>
          <table:table-cell table:style-name="ce7" table:formula="of:=[.C5]/[.$B$18]" office:value-type="float" office:value="0.723164983164981" calcext:value-type="float">
            <text:p>0,7231649832</text:p>
          </table:table-cell>
          <table:table-cell table:number-columns-repeated="1021"/>
        </table:table-row>
        <table:table-row table:style-name="ro2">
          <table:table-cell table:style-name="ce5" table:formula="of:=[.A6]" office:value-type="string" office:string-value="fir_int" calcext:value-type="string">
            <text:p>fir_int</text:p>
          </table:table-cell>
          <table:table-cell table:style-name="ce7" table:formula="of:=[.B6]/[.$B$18]" office:value-type="float" office:value="0.735185185185185" calcext:value-type="float">
            <text:p>0,7351851852</text:p>
          </table:table-cell>
          <table:table-cell table:style-name="ce7" table:formula="of:=[.C6]/[.$B$18]" office:value-type="float" office:value="0.786666666666667" calcext:value-type="float">
            <text:p>0,7866666667</text:p>
          </table:table-cell>
          <table:table-cell table:number-columns-repeated="1021"/>
        </table:table-row>
        <table:table-row table:style-name="ro2">
          <table:table-cell table:style-name="ce5" table:formula="of:=[.A7]" office:value-type="string" office:string-value="mm" calcext:value-type="string">
            <text:p>mm</text:p>
          </table:table-cell>
          <table:table-cell table:style-name="ce7" table:formula="of:=[.B7]/[.$B$18]" office:value-type="float" office:value="0.665050505050504" calcext:value-type="float">
            <text:p>0,6650505051</text:p>
          </table:table-cell>
          <table:table-cell table:style-name="ce7" table:formula="of:=[.C7]/[.$B$18]" office:value-type="float" office:value="0.724276094276095" calcext:value-type="float">
            <text:p>0,7242760943</text:p>
          </table:table-cell>
          <table:table-cell table:number-columns-repeated="1021"/>
        </table:table-row>
        <table:table-row table:style-name="ro2">
          <table:table-cell table:style-name="ce5" table:formula="of:=[.A8]" office:value-type="string" office:string-value="sha" calcext:value-type="string">
            <text:p>sha</text:p>
          </table:table-cell>
          <table:table-cell table:style-name="ce7" table:formula="of:=[.B8]/[.$B$18]" office:value-type="float" office:value="0.605555555555555" calcext:value-type="float">
            <text:p>0,6055555556</text:p>
          </table:table-cell>
          <table:table-cell table:style-name="ce7" table:formula="of:=[.C8]/[.$B$18]" office:value-type="float" office:value="0.642491582491581" calcext:value-type="float">
            <text:p>0,6424915825</text:p>
          </table:table-cell>
          <table:table-cell table:number-columns-repeated="1021"/>
        </table:table-row>
        <table:table-row table:style-name="ro2">
          <table:table-cell table:style-name="ce5" table:formula="of:=[.A9]" office:value-type="string" office:string-value="wave" calcext:value-type="string">
            <text:p>wave</text:p>
          </table:table-cell>
          <table:table-cell table:style-name="ce7" table:formula="of:=[.B9]/[.$B$18]" office:value-type="float" office:value="0.527171717171717" calcext:value-type="float">
            <text:p>0,5271717172</text:p>
          </table:table-cell>
          <table:table-cell table:style-name="ce7" table:formula="of:=[.C9]/[.$B$18]" office:value-type="float" office:value="0.65936026936027" calcext:value-type="float">
            <text:p>0,6593602694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 office:value-type="string" calcext:value-type="string">
            <text:p>Average</text:p>
          </table:table-cell>
          <table:table-cell table:style-name="ce7" table:formula="of:=AVERAGE([.B21:.B26])" office:value-type="float" office:value="0.587407407407407" calcext:value-type="float">
            <text:p>0,5874074074</text:p>
          </table:table-cell>
          <table:table-cell table:style-name="ce7" table:formula="of:=AVERAGE([.C21:.C26])" office:value-type="float" office:value="0.674595959595959" calcext:value-type="float">
            <text:p>0,674595959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formula="of:=([.B28]-[.C28])/[.B28]" office:value-type="float" office:value="-0.148429439413047" calcext:value-type="float">
            <text:p>-0,1484294394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5"/>
          <table:table-cell>
            <draw:frame table:end-cell-address="Foglio1.M62" table:end-x="1.476cm" table:end-y="0.141cm" draw:z-index="1" draw:style-name="gr1" draw:text-style-name="P1" svg:width="16.029cm" svg:height="9.222cm" svg:x="1.314cm" svg:y="-0.096cm">
              <draw:object draw:notify-on-update-of-ranges="Foglio1.A43:Foglio1.A50 Foglio1.B42:Foglio1.B42 Foglio1.B43:Foglio1.B50 Foglio1.C42:Foglio1.C42 Foglio1.C43:Foglio1.C5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4"/>
          <table:table-cell table:style-name="ce4" office:value-type="string" calcext:value-type="string" table:number-columns-spanned="2" table:number-rows-spanned="1">
            <text:p>Power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Execution Time</text:p>
          </table:table-cell>
          <table:covered-table-cell table:style-name="ce4"/>
          <table:table-cell table:style-name="ce1" table:number-columns-repeated="1019"/>
        </table:table-row>
        <table:table-row table:style-name="ro2">
          <table:table-cell table:style-name="ce4"/>
          <table:table-cell table:style-name="ce4" office:value-type="string" calcext:value-type="string">
            <text:p>FCP</text:p>
          </table:table-cell>
          <table:table-cell table:style-name="ce4" office:value-type="string" calcext:value-type="string">
            <text:p>VCP</text:p>
          </table:table-cell>
          <table:table-cell table:style-name="ce4" office:value-type="string" calcext:value-type="string">
            <text:p>FCP</text:p>
          </table:table-cell>
          <table:table-cell table:style-name="ce4" office:value-type="string" calcext:value-type="string">
            <text:p>VCP</text:p>
          </table:table-cell>
          <table:table-cell table:style-name="ce1" table:number-columns-repeated="1019"/>
        </table:table-row>
        <table:table-row table:style-name="ro2">
          <table:table-cell table:style-name="ce5" table:formula="of:=[.A21]" office:value-type="string" office:string-value="alloca_test" calcext:value-type="string">
            <text:p>alloca_test</text:p>
          </table:table-cell>
          <table:table-cell table:style-name="ce8" table:formula="of:=[.E4]/[.D4]" office:value-type="float" office:value="2.85225145917022" calcext:value-type="float">
            <text:p>2,9</text:p>
          </table:table-cell>
          <table:table-cell table:style-name="ce8" table:formula="of:=[.I4]/[.H4]" office:value-type="float" office:value="3.09623903591365" calcext:value-type="float">
            <text:p>3,1</text:p>
          </table:table-cell>
          <table:table-cell table:style-name="ce8" table:formula="of:=[.G4]/[.F4]" office:value-type="float" office:value="4.16791443850267" calcext:value-type="float">
            <text:p>4,2</text:p>
          </table:table-cell>
          <table:table-cell table:style-name="ce8" table:formula="of:=[.K4]/[.J4]" office:value-type="float" office:value="3.68262226847034" calcext:value-type="float">
            <text:p>3,7</text:p>
          </table:table-cell>
          <table:table-cell table:number-columns-repeated="1019"/>
        </table:table-row>
        <table:table-row table:style-name="ro2">
          <table:table-cell table:style-name="ce5" table:formula="of:=[.A22]" office:value-type="string" office:string-value="bmm" calcext:value-type="string">
            <text:p>bmm</text:p>
          </table:table-cell>
          <table:table-cell table:style-name="ce8" table:formula="of:=[.E5]/[.D5]" office:value-type="float" office:value="4.89638467433747" calcext:value-type="float">
            <text:p>4,9</text:p>
          </table:table-cell>
          <table:table-cell table:style-name="ce8" table:formula="of:=[.I5]/[.H5]" office:value-type="float" office:value="4.17656140921733" calcext:value-type="float">
            <text:p>4,2</text:p>
          </table:table-cell>
          <table:table-cell table:style-name="ce8" table:formula="of:=[.G5]/[.F5]" office:value-type="float" office:value="4.95028069756331" calcext:value-type="float">
            <text:p>5,0</text:p>
          </table:table-cell>
          <table:table-cell table:style-name="ce8" table:formula="of:=[.K5]/[.J5]" office:value-type="float" office:value="4.75136963745771" calcext:value-type="float">
            <text:p>4,8</text:p>
          </table:table-cell>
          <table:table-cell table:number-columns-repeated="1019"/>
        </table:table-row>
        <table:table-row table:style-name="ro2">
          <table:table-cell table:style-name="ce5" table:formula="of:=[.A23]" office:value-type="string" office:string-value="fir_int" calcext:value-type="string">
            <text:p>fir_int</text:p>
          </table:table-cell>
          <table:table-cell table:style-name="ce8" table:formula="of:=[.E6]/[.D6]" office:value-type="float" office:value="6.14513793520217" calcext:value-type="float">
            <text:p>6,1</text:p>
          </table:table-cell>
          <table:table-cell table:style-name="ce8" table:formula="of:=[.I6]/[.H6]" office:value-type="float" office:value="4.86311035677992" calcext:value-type="float">
            <text:p>4,9</text:p>
          </table:table-cell>
          <table:table-cell table:style-name="ce8" table:formula="of:=[.G6]/[.F6]" office:value-type="float" office:value="13.7009475988549" calcext:value-type="float">
            <text:p>13,7</text:p>
          </table:table-cell>
          <table:table-cell table:style-name="ce8" table:formula="of:=[.K6]/[.J6]" office:value-type="float" office:value="4.84612280282195" calcext:value-type="float">
            <text:p>4,8</text:p>
          </table:table-cell>
          <table:table-cell table:number-columns-repeated="1019"/>
        </table:table-row>
        <table:table-row table:style-name="ro2">
          <table:table-cell table:style-name="ce5" table:formula="of:=[.A24]" office:value-type="string" office:string-value="mm" calcext:value-type="string">
            <text:p>mm</text:p>
          </table:table-cell>
          <table:table-cell table:style-name="ce8" table:formula="of:=[.E7]/[.D7]" office:value-type="float" office:value="6.32013284246606" calcext:value-type="float">
            <text:p>6,3</text:p>
          </table:table-cell>
          <table:table-cell table:style-name="ce8" table:formula="of:=[.I7]/[.H7]" office:value-type="float" office:value="4.99148406602062" calcext:value-type="float">
            <text:p>5,0</text:p>
          </table:table-cell>
          <table:table-cell table:style-name="ce8" table:formula="of:=[.G7]/[.F7]" office:value-type="float" office:value="4.75206702075234" calcext:value-type="float">
            <text:p>4,8</text:p>
          </table:table-cell>
          <table:table-cell table:style-name="ce8" table:formula="of:=[.K7]/[.J7]" office:value-type="float" office:value="3.23057126772646" calcext:value-type="float">
            <text:p>3,2</text:p>
          </table:table-cell>
          <table:table-cell table:number-columns-repeated="1019"/>
        </table:table-row>
        <table:table-row table:style-name="ro2">
          <table:table-cell table:style-name="ce5" table:formula="of:=[.A25]" office:value-type="string" office:string-value="sha" calcext:value-type="string">
            <text:p>sha</text:p>
          </table:table-cell>
          <table:table-cell table:style-name="ce8" table:formula="of:=[.E8]/[.D8]" office:value-type="float" office:value="4.10874577816764" calcext:value-type="float">
            <text:p>4,1</text:p>
          </table:table-cell>
          <table:table-cell table:style-name="ce8" table:formula="of:=[.I8]/[.H8]" office:value-type="float" office:value="3.75015625530895" calcext:value-type="float">
            <text:p>3,8</text:p>
          </table:table-cell>
          <table:table-cell table:style-name="ce8" table:formula="of:=[.G8]/[.F8]" office:value-type="float" office:value="9.20157929370476" calcext:value-type="float">
            <text:p>9,2</text:p>
          </table:table-cell>
          <table:table-cell table:style-name="ce8" table:formula="of:=[.K8]/[.J8]" office:value-type="float" office:value="9.27974568574024" calcext:value-type="float">
            <text:p>9,3</text:p>
          </table:table-cell>
          <table:table-cell table:number-columns-repeated="1019"/>
        </table:table-row>
        <table:table-row table:style-name="ro2">
          <table:table-cell table:style-name="ce5" table:formula="of:=[.A26]" office:value-type="string" office:string-value="wave" calcext:value-type="string">
            <text:p>wave</text:p>
          </table:table-cell>
          <table:table-cell table:style-name="ce8" table:formula="of:=[.E9]/[.D9]" office:value-type="float" office:value="4.20451048741148" calcext:value-type="float">
            <text:p>4,2</text:p>
          </table:table-cell>
          <table:table-cell table:style-name="ce8" table:formula="of:=[.I9]/[.H9]" office:value-type="float" office:value="2.68006008973083" calcext:value-type="float">
            <text:p>2,7</text:p>
          </table:table-cell>
          <table:table-cell table:style-name="ce8" table:formula="of:=[.G9]/[.F9]" office:value-type="float" office:value="2.94171569298126" calcext:value-type="float">
            <text:p>2,9</text:p>
          </table:table-cell>
          <table:table-cell table:style-name="ce8" table:formula="of:=[.K9]/[.J9]" office:value-type="float" office:value="3.16126291943933" calcext:value-type="float">
            <text:p>3,2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5" office:value-type="string" calcext:value-type="string">
            <text:p>Average</text:p>
          </table:table-cell>
          <table:table-cell table:style-name="ce8" table:formula="of:=AVERAGE([.B43:.B48])" office:value-type="float" office:value="4.75452719612584" calcext:value-type="float">
            <text:p>4,8</text:p>
          </table:table-cell>
          <table:table-cell table:style-name="ce8" table:formula="of:=AVERAGE([.C43:.C48])" office:value-type="float" office:value="3.92626853549522" calcext:value-type="float">
            <text:p>3,9</text:p>
          </table:table-cell>
          <table:table-cell table:style-name="ce8" table:formula="of:=AVERAGE([.D43:.D48])" office:value-type="float" office:value="6.61908412372654" calcext:value-type="float">
            <text:p>6,6</text:p>
          </table:table-cell>
          <table:table-cell table:style-name="ce8" table:formula="of:=AVERAGE([.E43:.E48])" office:value-type="float" office:value="4.82528243027601" calcext:value-type="float">
            <text:p>4,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([.C50]-[.B50])/[.B50]" office:value-type="float" office:value="-0.174204211368381" calcext:value-type="float">
            <text:p>-0,1742042114</text:p>
          </table:table-cell>
          <table:table-cell/>
          <table:table-cell table:formula="of:=([.E50]-[.D50])/[.D50]" office:value-type="float" office:value="-0.271004516624972" calcext:value-type="float">
            <text:p>-0,2710045166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5"/>
          <table:table-cell>
            <draw:frame table:end-cell-address="Foglio1.M84" table:end-x="2.236cm" table:end-y="0.16cm" draw:z-index="2" draw:style-name="gr1" draw:text-style-name="P1" svg:width="16.036cm" svg:height="9.222cm" svg:x="2.067cm" svg:y="-0.077cm">
              <draw:object draw:notify-on-update-of-ranges="Foglio1.A43:Foglio1.A50 Foglio1.D42:Foglio1.D42 Foglio1.D43:Foglio1.D50 Foglio1.E42:Foglio1.E42 Foglio1.E43:Foglio1.E5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oglio1.A4:Foglio1.K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 style:data-style-name="N2" text:time-value="0000-00-00T00:00:01.16991538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zio Palesi</meta:initial-creator>
    <meta:creation-date>2013-11-20T10:39:33</meta:creation-date>
    <dc:date>2014-05-19T16:31:23.524865000</dc:date>
    <meta:editing-duration>P1DT1H3M57S</meta:editing-duration>
    <meta:editing-cycles>9</meta:editing-cycles>
    <meta:generator>LibreOffice/4.1.3.2$MacOSX_x86 LibreOffice_project/70feb7d99726f064edab4605a8ab840c50ec57a</meta:generator>
    <meta:document-statistic meta:table-count="3" meta:cell-count="1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graphic-properties draw:stroke="dash" draw:stroke-dash="Ultrafine_20_Dashed"/>
    </style:style>
    <style:style style:name="ch7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15cm" xlink:href=".." xlink:type="simple" chart:class="chart:bar" chart:style-name="ch1">
        <chart:legend chart:legend-position="top" svg:x="6.951cm" svg:y="0.68cm" style:legend-expansion="wide" chart:style-name="ch2"/>
        <chart:plot-area chart:style-name="ch3" table:cell-range-address="Foglio1.A20:Foglio1.C28" chart:data-source-has-labels="both" svg:x="0.769cm" svg:y="1.638cm" svg:width="14.578cm" svg:height="6.777cm">
          <chartooo:coordinate-region svg:x="1.516cm" svg:y="1.838cm" svg:width="13.831cm" svg:height="5.93cm"/>
          <chart:axis chart:dimension="x" chart:name="primary-x" chart:style-name="ch4" chartooo:axis-type="auto">
            <chartooo:date-scale/>
            <chart:categories table:cell-range-address="Foglio1.A21:Foglio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1:Foglio1.B28" chart:label-cell-address="Foglio1.B20:Foglio1.B20" chart:class="chart:bar">
            <chart:data-point chart:repeated="8"/>
          </chart:series>
          <chart:series chart:style-name="ch8" chart:values-cell-range-address="Foglio1.C21:Foglio1.C28" chart:label-cell-address="Foglio1.C20:Foglio1.C20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</text:p>
                <draw:g>
                  <svg:desc>Foglio1.B20:Foglio1.B20</svg:desc>
                </draw:g>
              </table:table-cell>
              <table:table-cell office:value-type="string">
                <text:p>GA</text:p>
                <draw:g>
                  <svg:desc>Foglio1.C20:Foglio1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oca_test</text:p>
                <draw:g>
                  <svg:desc>Foglio1.A21:Foglio1.A28</svg:desc>
                </draw:g>
              </table:table-cell>
              <table:table-cell office:value-type="float" office:value="0.417676767676767">
                <text:p>0.417676767676767</text:p>
                <draw:g>
                  <svg:desc>Foglio1.B21:Foglio1.B28</svg:desc>
                </draw:g>
              </table:table-cell>
              <table:table-cell office:value-type="float" office:value="0.511616161616162">
                <text:p>0.511616161616162</text:p>
                <draw:g>
                  <svg:desc>Foglio1.C21:Foglio1.C28</svg:desc>
                </draw:g>
              </table:table-cell>
            </table:table-row>
            <table:table-row>
              <table:table-cell office:value-type="string">
                <text:p>bmm</text:p>
              </table:table-cell>
              <table:table-cell office:value-type="float" office:value="0.573804713804712">
                <text:p>0.573804713804712</text:p>
              </table:table-cell>
              <table:table-cell office:value-type="float" office:value="0.723164983164981">
                <text:p>0.723164983164981</text:p>
              </table:table-cell>
            </table:table-row>
            <table:table-row>
              <table:table-cell office:value-type="string">
                <text:p>fir_int</text:p>
              </table:table-cell>
              <table:table-cell office:value-type="float" office:value="0.735185185185185">
                <text:p>0.735185185185185</text:p>
              </table:table-cell>
              <table:table-cell office:value-type="float" office:value="0.786666666666667">
                <text:p>0.786666666666667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0.665050505050504">
                <text:p>0.665050505050504</text:p>
              </table:table-cell>
              <table:table-cell office:value-type="float" office:value="0.724276094276095">
                <text:p>0.724276094276095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0.605555555555555">
                <text:p>0.605555555555555</text:p>
              </table:table-cell>
              <table:table-cell office:value-type="float" office:value="0.642491582491581">
                <text:p>0.642491582491581</text:p>
              </table:table-cell>
            </table:table-row>
            <table:table-row>
              <table:table-cell office:value-type="string">
                <text:p>wave</text:p>
              </table:table-cell>
              <table:table-cell office:value-type="float" office:value="0.527171717171717">
                <text:p>0.527171717171717</text:p>
              </table:table-cell>
              <table:table-cell office:value-type="float" office:value="0.65936026936027">
                <text:p>0.65936026936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587407407407407">
                <text:p>0.587407407407407</text:p>
              </table:table-cell>
              <table:table-cell office:value-type="float" office:value="0.674595959595959">
                <text:p>0.674595959595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1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 style:data-style-name="N105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graphic-properties draw:stroke="dash" draw:stroke-dash="Ultrafine_20_Dashed"/>
    </style:style>
    <style:style style:name="ch8" style:family="chart" style:data-style-name="N105">
      <style:graphic-properties draw:fill-color="#ffffff" dr3d:edge-rounding="5%"/>
      <style:text-properties fo:font-size="10pt" style:font-size-asian="10pt" style:font-size-complex="10pt"/>
    </style:style>
    <style:style style:name="ch9" style:family="chart" style:data-style-name="N105">
      <style:graphic-properties draw:fill-color="#00000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8cm" svg:height="9.018cm" xlink:href=".." xlink:type="simple" chart:class="chart:bar" chart:style-name="ch1">
        <chart:title svg:x="7.251cm" svg:y="0.315cm" chart:style-name="ch2">
          <text:p>Power</text:p>
        </chart:title>
        <chart:legend chart:legend-position="top" svg:x="6.72cm" svg:y="1.472cm" style:legend-expansion="wide" chart:style-name="ch3"/>
        <chart:plot-area chart:style-name="ch4" table:cell-range-address="Foglio1.A42:Foglio1.C50" chart:data-source-has-labels="both" svg:x="0.769cm" svg:y="2.431cm" svg:width="14.571cm" svg:height="5.987cm">
          <chartooo:coordinate-region svg:x="1.516cm" svg:y="2.631cm" svg:width="13.824cm" svg:height="5.14cm"/>
          <chart:axis chart:dimension="x" chart:name="primary-x" chart:style-name="ch5" chartooo:axis-type="auto">
            <chartooo:date-scale/>
            <chart:categories table:cell-range-address="Foglio1.A43:Foglio1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B43:Foglio1.B50" chart:label-cell-address="Foglio1.B42:Foglio1.B42" chart:class="chart:bar">
            <chart:data-point chart:repeated="8"/>
          </chart:series>
          <chart:series chart:style-name="ch9" chart:values-cell-range-address="Foglio1.C43:Foglio1.C50" chart:label-cell-address="Foglio1.C42:Foglio1.C4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P</text:p>
                <draw:g>
                  <svg:desc>Foglio1.B42:Foglio1.B42</svg:desc>
                </draw:g>
              </table:table-cell>
              <table:table-cell office:value-type="string">
                <text:p>VCP</text:p>
                <draw:g>
                  <svg:desc>Foglio1.C42:Foglio1.C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oca_test</text:p>
                <draw:g>
                  <svg:desc>Foglio1.A43:Foglio1.A50</svg:desc>
                </draw:g>
              </table:table-cell>
              <table:table-cell office:value-type="float" office:value="2.85225145917022">
                <text:p>2.85225145917022</text:p>
                <draw:g>
                  <svg:desc>Foglio1.B43:Foglio1.B50</svg:desc>
                </draw:g>
              </table:table-cell>
              <table:table-cell office:value-type="float" office:value="3.09623903591365">
                <text:p>3.09623903591365</text:p>
                <draw:g>
                  <svg:desc>Foglio1.C43:Foglio1.C50</svg:desc>
                </draw:g>
              </table:table-cell>
            </table:table-row>
            <table:table-row>
              <table:table-cell office:value-type="string">
                <text:p>bmm</text:p>
              </table:table-cell>
              <table:table-cell office:value-type="float" office:value="4.89638467433747">
                <text:p>4.89638467433747</text:p>
              </table:table-cell>
              <table:table-cell office:value-type="float" office:value="4.17656140921733">
                <text:p>4.17656140921733</text:p>
              </table:table-cell>
            </table:table-row>
            <table:table-row>
              <table:table-cell office:value-type="string">
                <text:p>fir_int</text:p>
              </table:table-cell>
              <table:table-cell office:value-type="float" office:value="6.14513793520217">
                <text:p>6.14513793520217</text:p>
              </table:table-cell>
              <table:table-cell office:value-type="float" office:value="4.86311035677992">
                <text:p>4.8631103567799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6.32013284246606">
                <text:p>6.32013284246606</text:p>
              </table:table-cell>
              <table:table-cell office:value-type="float" office:value="4.99148406602062">
                <text:p>4.99148406602062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4.10874577816764">
                <text:p>4.10874577816764</text:p>
              </table:table-cell>
              <table:table-cell office:value-type="float" office:value="3.75015625530895">
                <text:p>3.75015625530895</text:p>
              </table:table-cell>
            </table:table-row>
            <table:table-row>
              <table:table-cell office:value-type="string">
                <text:p>wave</text:p>
              </table:table-cell>
              <table:table-cell office:value-type="float" office:value="4.20451048741148">
                <text:p>4.20451048741148</text:p>
              </table:table-cell>
              <table:table-cell office:value-type="float" office:value="2.68006008973083">
                <text:p>2.68006008973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4.75452719612584">
                <text:p>4.75452719612584</text:p>
              </table:table-cell>
              <table:table-cell office:value-type="float" office:value="3.92626853549522">
                <text:p>3.926268535495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1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 style:data-style-name="N105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graphic-properties draw:stroke="dash" draw:stroke-dash="Ultrafine_20_Dashed"/>
    </style:style>
    <style:style style:name="ch8" style:family="chart" style:data-style-name="N105">
      <style:graphic-properties draw:fill-color="#ffffff" dr3d:edge-rounding="5%"/>
      <style:text-properties fo:font-size="10pt" style:font-size-asian="10pt" style:font-size-complex="10pt"/>
    </style:style>
    <style:style style:name="ch9" style:family="chart" style:data-style-name="N105">
      <style:graphic-properties draw:fill-color="#00000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9.015cm" xlink:href=".." xlink:type="simple" chart:class="chart:bar" chart:style-name="ch1">
        <chart:title svg:x="6.341cm" svg:y="0.315cm" chart:style-name="ch2">
          <text:p>Execution Time</text:p>
        </chart:title>
        <chart:legend chart:legend-position="top" svg:x="6.723cm" svg:y="1.473cm" style:legend-expansion="wide" chart:style-name="ch3"/>
        <chart:plot-area chart:style-name="ch4" table:cell-range-address="Foglio1.A43:Foglio1.A50 Foglio1.D42:Foglio1.E50" chart:data-source-has-labels="both" svg:x="0.769cm" svg:y="2.431cm" svg:width="14.578cm" svg:height="5.984cm">
          <chartooo:coordinate-region svg:x="1.715cm" svg:y="2.63cm" svg:width="13.632cm" svg:height="5.138cm"/>
          <chart:axis chart:dimension="x" chart:name="primary-x" chart:style-name="ch5" chartooo:axis-type="auto">
            <chartooo:date-scale/>
            <chart:categories table:cell-range-address="Foglio1.A43:Foglio1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D43:Foglio1.D50" chart:label-cell-address="Foglio1.D42:Foglio1.D42" chart:class="chart:bar">
            <chart:data-point chart:repeated="8"/>
          </chart:series>
          <chart:series chart:style-name="ch9" chart:values-cell-range-address="Foglio1.E43:Foglio1.E50" chart:label-cell-address="Foglio1.E42:Foglio1.E4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P</text:p>
                <draw:g>
                  <svg:desc>Foglio1.D42:Foglio1.D42</svg:desc>
                </draw:g>
              </table:table-cell>
              <table:table-cell office:value-type="string">
                <text:p>VCP</text:p>
                <draw:g>
                  <svg:desc>Foglio1.E42:Foglio1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oca_test</text:p>
                <draw:g>
                  <svg:desc>Foglio1.A43:Foglio1.A50</svg:desc>
                </draw:g>
              </table:table-cell>
              <table:table-cell office:value-type="float" office:value="4.16791443850267">
                <text:p>4.16791443850267</text:p>
                <draw:g>
                  <svg:desc>Foglio1.D43:Foglio1.D50</svg:desc>
                </draw:g>
              </table:table-cell>
              <table:table-cell office:value-type="float" office:value="3.68262226847034">
                <text:p>3.68262226847034</text:p>
                <draw:g>
                  <svg:desc>Foglio1.E43:Foglio1.E50</svg:desc>
                </draw:g>
              </table:table-cell>
            </table:table-row>
            <table:table-row>
              <table:table-cell office:value-type="string">
                <text:p>bmm</text:p>
              </table:table-cell>
              <table:table-cell office:value-type="float" office:value="4.95028069756331">
                <text:p>4.95028069756331</text:p>
              </table:table-cell>
              <table:table-cell office:value-type="float" office:value="4.75136963745771">
                <text:p>4.75136963745771</text:p>
              </table:table-cell>
            </table:table-row>
            <table:table-row>
              <table:table-cell office:value-type="string">
                <text:p>fir_int</text:p>
              </table:table-cell>
              <table:table-cell office:value-type="float" office:value="13.7009475988549">
                <text:p>13.7009475988549</text:p>
              </table:table-cell>
              <table:table-cell office:value-type="float" office:value="4.84612280282195">
                <text:p>4.84612280282195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4.75206702075234">
                <text:p>4.75206702075234</text:p>
              </table:table-cell>
              <table:table-cell office:value-type="float" office:value="3.23057126772646">
                <text:p>3.23057126772646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9.20157929370476">
                <text:p>9.20157929370476</text:p>
              </table:table-cell>
              <table:table-cell office:value-type="float" office:value="9.27974568574024">
                <text:p>9.27974568574024</text:p>
              </table:table-cell>
            </table:table-row>
            <table:table-row>
              <table:table-cell office:value-type="string">
                <text:p>wave</text:p>
              </table:table-cell>
              <table:table-cell office:value-type="float" office:value="2.94171569298126">
                <text:p>2.94171569298126</text:p>
              </table:table-cell>
              <table:table-cell office:value-type="float" office:value="3.16126291943933">
                <text:p>3.16126291943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6.61908412372654">
                <text:p>6.61908412372654</text:p>
              </table:table-cell>
              <table:table-cell office:value-type="float" office:value="4.82528243027601">
                <text:p>4.825282430276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